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3" style:master-page-name="MP0" style:family="paragraph">
      <style:paragraph-properties fo:break-before="page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2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3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4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6" style:parent-style-name="Заголовок3" style:family="paragraph">
      <style:paragraph-properties fo:text-indent="0.4916in"/>
    </style:style>
    <style:style style:name="T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8" style:parent-style-name="Обычныйвеб" style:family="paragraph">
      <style:paragraph-properties fo:text-align="center" fo:margin-top="0in" fo:margin-bottom="0in"/>
    </style:style>
    <style:style style:name="T9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0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1" style:parent-style-name="Заголовок3" style:family="paragraph">
      <style:paragraph-properties fo:text-indent="0.4916in"/>
    </style:style>
    <style:style style:name="T1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3" style:parent-style-name="Обычныйвеб" style:family="paragraph">
      <style:paragraph-properties fo:text-align="center" fo:margin-top="0in" fo:margin-bottom="0in"/>
    </style:style>
    <style:style style:name="T14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6" style:parent-style-name="Заголовок3" style:family="paragraph">
      <style:paragraph-properties fo:text-indent="0.4916in"/>
    </style:style>
    <style:style style:name="T1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8" style:parent-style-name="Обычныйвеб" style:family="paragraph">
      <style:paragraph-properties fo:text-align="center" fo:margin-top="0in" fo:margin-bottom="0in"/>
    </style:style>
    <style:style style:name="T19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20" style:parent-style-name="Заголовок3" style:family="paragraph">
      <style:paragraph-properties fo:break-before="page"/>
    </style:style>
    <style:style style:name="T21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T2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20pt" style:font-size-asian="20pt" style:font-size-complex="18pt"/>
    </style:style>
    <style:style style:name="P23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4" style:parent-style-name="Заголовок3" style:family="paragraph">
      <style:paragraph-properties fo:margin-top="0in" fo:margin-bottom="0in"/>
    </style:style>
    <style:style style:name="T25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2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-0.0006in" fo:margin-right="0.0006in" style:writing-mode="lr-tb">
        <style:columns fo:column-count="2" fo:column-gap="0.4916in"/>
      </style:section-properties>
    </style:style>
    <style:style style:name="P30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3" style:family="section">
      <style:section-properties fo:margin-left="0in" fo:margin-right="0in" style:writing-mode="lr-tb">
        <style:columns fo:column-count="1" fo:column-gap="0.4916in"/>
      </style:section-properties>
    </style:style>
    <style:style style:name="P31" style:parent-style-name="Заголовок3" style:family="paragraph">
      <style:paragraph-properties fo:break-before="page"/>
      <style:text-properties style:font-name="Times New Roman" style:font-name-complex="Times New Roman" style:use-window-font-color="true" fo:font-size="26pt" style:font-size-asian="26pt" style:font-size-complex="18pt"/>
    </style:style>
    <style:style style:name="P32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33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4" style:parent-style-name="Заголовок1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5" style:parent-style-name="Заголовок1" style:family="paragraph">
      <style:paragraph-properties fo:break-before="page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6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37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38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39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0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1" style:parent-style-name="Заголовок3" style:family="paragraph">
      <style:paragraph-properties fo:break-before="page"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2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43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44" style:parent-style-name="Заголовок1" style:family="paragraph">
      <style:text-properties style:font-name="Times New Roman" style:font-name-complex="Times New Roman" style:font-weight-complex="normal" style:use-window-font-color="true" fo:font-size="14pt" style:font-size-asian="14pt"/>
    </style:style>
    <style:style style:name="P45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3"/>
      <text:h text:style-name="P2" text:outline-level="3"/>
      <text:h text:style-name="P3" text:outline-level="3"/>
      <text:h text:style-name="P4" text:outline-level="3"/>
      <text:h text:style-name="P5" text:outline-level="3"/>
      <text:h text:style-name="P6" text:outline-level="3"><text:span text:style-name="T7"><draw:frame draw:id="id0" draw:style-name="a0" draw:name="WordArt 1" text:anchor-type="as-char" svg:x="0in" svg:y="0in" svg:width="5.72917in" svg:height="1.23958in" style:rel-width="scale" style:rel-height="scale"><draw:text-box><text:p text:style-name="P8"><text:span text:style-name="T9">Знаменитые<text:s/></text:span></text:p></draw:text-box><svg:title/><svg:desc/></draw:frame></text:span></text:h>
      <text:h text:style-name="P10" text:outline-level="3"/>
      <text:h text:style-name="P11" text:outline-level="3"><text:span text:style-name="T12"><draw:frame draw:id="id1" draw:style-name="a1" draw:name="WordArt 2" text:anchor-type="as-char" svg:x="0in" svg:y="0in" svg:width="3in" svg:height="0.72917in" style:rel-width="scale" style:rel-height="scale"><draw:text-box><text:p text:style-name="P13"><text:span text:style-name="T14">имена</text:span></text:p></draw:text-box><svg:title/><svg:desc/></draw:frame></text:span></text:h>
      <text:h text:style-name="P15" text:outline-level="3"/>
      <text:h text:style-name="P16" text:outline-level="3"><text:span text:style-name="T17"><draw:frame draw:id="id2" draw:style-name="a2" draw:name="WordArt 3" text:anchor-type="as-char" svg:x="0in" svg:y="0in" svg:width="5.98958in" svg:height="1.10417in" style:rel-width="scale" style:rel-height="scale"><draw:text-box><text:p text:style-name="P18"><text:span text:style-name="T19">информатики</text:span></text:p></draw:text-box><svg:title/><svg:desc/></draw:frame></text:span></text:h>
      <text:soft-page-break/>
      <text:h text:style-name="P20" text:outline-level="3"><text:span text:style-name="T21">Блез Паскаль</text:span></text:h>
      <text:h text:style-name="Заголовок3" text:outline-level="3"><text:span text:style-name="T22"><draw:frame draw:style-name="a3" draw:name="Рисунок 4" text:anchor-type="as-char" svg:x="0in" svg:y="0in" svg:width="3.46875in" svg:height="4.13542in" style:rel-width="scale" style:rel-height="scale"><draw:image xlink:href="media/image1.jpeg" xlink:type="simple" xlink:show="embed" xlink:actuate="onLoad"/><svg:title/><svg:desc>paskal_1</svg:desc></draw:frame></text:span></text:h>
      <text:soft-page-break/>
      <text:h text:style-name="P23" text:outline-level="1">1623-1662</text:h>
      <text:section text:name="Sect1" text:style-name="S1">
        <text:soft-page-break/>
        <text:h text:style-name="P24" text:outline-level="3"><text:span text:style-name="T25">БЛЕЗ ПАСКАЛЬ</text:span><text:span text:style-name="T26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<text:s/></text:span><text:soft-page-break/><text:span text:style-name="T27">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<text:s/></text:span><text:soft-page-break/><text:span text:style-name="T28">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<text:s/></text:span><text:soft-page-break/><text:span text:style-name="T29">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soft-page-break/>
        <text:h text:style-name="P30" text:outline-level="3"/>
      </text:section>
      <text:section text:name="Sect3" text:style-name="S3">
        <text:soft-page-break/>
        <text:h text:style-name="P31" text:outline-level="3">Лейбниц</text:h>
        <text:h text:style-name="P32" text:outline-level="1">1646-1716<text:s/></text:h>
        <text:h text:style-name="P33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34" text:outline-level="1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35" text:outline-level="1"/>
        <text:soft-page-break/>
        <text:h text:style-name="P36" text:outline-level="3">Чарльз Беббидж</text:h>
        <text:h text:style-name="Заголовок3" text:outline-level="3"><text:span text:style-name="T37"><draw:frame draw:style-name="a4" draw:name="Рисунок 5" text:anchor-type="as-char" svg:x="0in" svg:y="0in" svg:width="1.5625in" svg:height="2.08333in" style:rel-width="scale" style:rel-height="scale"><draw:image xlink:href="media/image2.jpeg" xlink:type="simple" xlink:show="embed" xlink:actuate="onLoad"/><svg:title/><svg:desc>bebbidge</svg:desc></draw:frame></text:span></text:h>
        <text:h text:style-name="P38" text:outline-level="1">1792-1871<text:s/></text:h>
        <text:h text:style-name="P39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40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h text:style-name="P41" text:outline-level="3"/>
        <text:soft-page-break/>
        <text:h text:style-name="P42" text:outline-level="3">Ада Августа Байрон</text:h>
        <text:h text:style-name="Заголовок3" text:outline-level="3"><text:span text:style-name="T43"><draw:frame draw:style-name="a5" draw:name="Рисунок 6" text:anchor-type="as-char" svg:x="0in" svg:y="0in" svg:width="2.5in" svg:height="3.67708in" style:rel-width="scale" style:rel-height="scale"><draw:image xlink:href="media/image3.jpeg" xlink:type="simple" xlink:show="embed" xlink:actuate="onLoad"/><svg:title/><svg:desc>A</svg:desc></draw:frame></text:span></text:h>
        <text:h text:style-name="P44" text:outline-level="1">1815-1852</text:h>
        <text:h text:style-name="P45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<text:s/><text:soft-page-break/>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Обычный"/>
        <text:p text:style-name="Обычны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style:language-asian="ru" style:country-asian="RU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58in" fo:margin-left="0.5416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Пользователь Windows</dc:creator>
    <meta:creation-date>2020-10-26T16:05:00Z</meta:creation-date>
    <dc:date>2020-10-26T16:05:00Z</dc:date>
    <meta:print-date>2020-10-26T16:05:00Z</meta:print-date>
    <meta:template xlink:href="Normal.dotm" xlink:type="simple"/>
    <meta:editing-cycles>2</meta:editing-cycles>
    <meta:editing-duration>PT0S</meta:editing-duration>
    <meta:document-statistic meta:page-count="7" meta:paragraph-count="14" meta:word-count="1100" meta:character-count="7360" meta:row-count="52" meta:non-whitespace-character-count="6274"/>
  </office:meta>
</office:document-meta>
</file>